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>
            <draw:frame table:end-cell-address="Sheet1.Q34" table:end-x="0.334cm" table:end-y="0.015cm" draw:z-index="0" draw:style-name="gr1" draw:text-style-name="P1" svg:width="36.352cm" svg:height="14.851cm" svg:x="0.112cm" svg:y="0.106cm">
              <draw:object draw:notify-on-update-of-ranges="Sheet1.G19:Sheet1.G19 Sheet1.F2:Sheet1.F14 Sheet1.G1:Sheet1.G1 Sheet1.G2:Sheet1.G14 Sheet1.H1:Sheet1.H1 Sheet1.H2:Sheet1.H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/>
          <table:table-cell office:value-type="string">
            <text:p>Pixels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</table:table-row>
        <table:table-row table:style-name="ro2">
          <table:table-cell/>
          <table:table-cell office:value-type="string">
            <text:p>Pixels=256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256">
            <text:p>256</text:p>
          </table:table-cell>
          <table:table-cell office:value-type="float" office:value="0.001">
            <text:p>0.001</text:p>
          </table:table-cell>
          <table:table-cell office:value-type="float" office:value="0.0043">
            <text:p>0.0043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576">
            <text:p>576</text:p>
          </table:table-cell>
          <table:table-cell office:value-type="float" office:value="0.001">
            <text:p>0.001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2304">
            <text:p>2304</text:p>
          </table:table-cell>
          <table:table-cell office:value-type="float" office:value="0.001">
            <text:p>0.001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16384">
            <text:p>16384</text:p>
          </table:table-cell>
          <table:table-cell office:value-type="float" office:value="0.001">
            <text:p>0.001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65536">
            <text:p>65536</text:p>
          </table:table-cell>
          <table:table-cell office:value-type="float" office:value="0.0031">
            <text:p>0.0031</text:p>
          </table:table-cell>
          <table:table-cell office:value-type="float" office:value="0.0066">
            <text:p>0.0066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0.0103">
            <text:p>0.0103</text:p>
          </table:table-cell>
          <table:table-cell office:value-type="float" office:value="0.0164">
            <text:p>0.0164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614185">
            <text:p>614185</text:p>
          </table:table-cell>
          <table:table-cell office:value-type="float" office:value="0.0301">
            <text:p>0.0301</text:p>
          </table:table-cell>
          <table:table-cell office:value-type="float" office:value="0.0397">
            <text:p>0.0397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691128">
            <text:p>691128</text:p>
          </table:table-cell>
          <table:table-cell office:value-type="float" office:value="0.0346">
            <text:p>0.0346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0.0318">
            <text:p>0.0318</text:p>
          </table:table-cell>
          <table:table-cell office:value-type="float" office:value="0.0418">
            <text:p>0.0418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0.001">
            <text:p>0.001</text:p>
          </table:table-cell>
          <table:table-cell table:formula="of:=AVERAGE([.D2:.D11])" office:value-type="float" office:value="0.0043">
            <text:p>0.004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777">
            <text:p>0.0777</text:p>
          </table:table-cell>
          <table:table-cell office:value-type="float" office:value="0.099">
            <text:p>0.099</text:p>
          </table:table-cell>
        </table:table-row>
        <table:table-row table:style-name="ro2">
          <table:table-cell table:number-columns-repeated="5"/>
          <table:table-cell office:value-type="float" office:value="2304000">
            <text:p>2304000</text:p>
          </table:table-cell>
          <table:table-cell office:value-type="float" office:value="0.0929">
            <text:p>0.0929</text:p>
          </table:table-cell>
          <table:table-cell office:value-type="float" office:value="0.1177">
            <text:p>0.1177</text:p>
          </table:table-cell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/>
          <table:table-cell office:value-type="float" office:value="10640014">
            <text:p>10640014</text:p>
          </table:table-cell>
          <table:table-cell office:value-type="float" office:value="0.5501">
            <text:p>0.5501</text:p>
          </table:table-cell>
          <table:table-cell office:value-type="float" office:value="0.6634">
            <text:p>0.6634</text:p>
          </table:table-cell>
        </table:table-row>
        <table:table-row table:style-name="ro2">
          <table:table-cell/>
          <table:table-cell office:value-type="string">
            <text:p>Pixels=576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/>
          <table:table-cell/>
          <table:table-cell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0.001">
            <text:p>0.001</text:p>
          </table:table-cell>
          <table:table-cell table:formula="of:=AVERAGE([.D15:.D24])" office:value-type="float" office:value="0.0037">
            <text:p>0.0037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1024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8:.C37])" office:value-type="float" office:value="0.001">
            <text:p>0.001</text:p>
          </table:table-cell>
          <table:table-cell table:formula="of:=AVERAGE([.D28:.D37])"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2304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office:value-type="float" office:value="0.001">
            <text:p>0.001</text:p>
          </table:table-cell>
          <table:table-cell table:formula="of:=AVERAGE([.D41:.D50])" office:value-type="float" office:value="0.0046">
            <text:p>0.0046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16384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54:.C63])" office:value-type="float" office:value="0.001">
            <text:p>0.001</text:p>
          </table:table-cell>
          <table:table-cell table:formula="of:=AVERAGE([.D54:.D63])" office:value-type="float" office:value="0.0042">
            <text:p>0.0042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65536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67:.C76])" office:value-type="float" office:value="0.0031">
            <text:p>0.0031</text:p>
          </table:table-cell>
          <table:table-cell table:formula="of:=AVERAGE([.D67:.D76])" office:value-type="float" office:value="0.0066">
            <text:p>0.0066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262144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1">
            <text:p>0.011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1">
            <text:p>0.011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AVERAGE([.C80:.C89])" office:value-type="float" office:value="0.0103">
            <text:p>0.0103</text:p>
          </table:table-cell>
          <table:table-cell table:formula="of:=AVERAGE([.D80:.D89])" office:value-type="float" office:value="0.0164">
            <text:p>0.0164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691128</text:p>
          </table:table-cell>
          <table:table-cell office:value-type="float" office:value="0.034">
            <text:p>0.034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5">
            <text:p>0.035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93:.C102])" office:value-type="float" office:value="0.0346">
            <text:p>0.0346</text:p>
          </table:table-cell>
          <table:table-cell table:formula="of:=AVERAGE([.D93:.D102])" office:value-type="float" office:value="0.0453">
            <text:p>0.0453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1920000</text:p>
          </table:table-cell>
          <table:table-cell office:value-type="float" office:value="0.077">
            <text:p>0.077</text:p>
          </table:table-cell>
          <table:table-cell office:value-type="float" office:value="0.099">
            <text:p>0.0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101">
            <text:p>0.1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099">
            <text:p>0.0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097">
            <text:p>0.09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098">
            <text:p>0.09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7">
            <text:p>0.077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7">
            <text:p>0.077</text:p>
          </table:table-cell>
          <table:table-cell office:value-type="float" office:value="0.097">
            <text:p>0.09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099">
            <text:p>0.0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78">
            <text:p>0.078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06:.C115])" office:value-type="float" office:value="0.0777">
            <text:p>0.0777</text:p>
          </table:table-cell>
          <table:table-cell table:formula="of:=AVERAGE([.D106:.D115])" office:value-type="float" office:value="0.099">
            <text:p>0.099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2304000</text:p>
          </table:table-cell>
          <table:table-cell office:value-type="float" office:value="0.093">
            <text:p>0.093</text:p>
          </table:table-cell>
          <table:table-cell office:value-type="float" office:value="0.117">
            <text:p>0.1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7">
            <text:p>0.1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7">
            <text:p>0.1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2">
            <text:p>0.092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93">
            <text:p>0.093</text:p>
          </table:table-cell>
          <table:table-cell office:value-type="float" office:value="0.118">
            <text:p>0.11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19:.C128])" office:value-type="float" office:value="0.0929">
            <text:p>0.0929</text:p>
          </table:table-cell>
          <table:table-cell table:formula="of:=AVERAGE([.D119:.D128])" office:value-type="float" office:value="0.1177">
            <text:p>0.1177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61418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">
            <text:p>0.03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1">
            <text:p>0.031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AVERAGE([.C132:.C141])" office:value-type="float" office:value="0.0301">
            <text:p>0.0301</text:p>
          </table:table-cell>
          <table:table-cell table:formula="of:=AVERAGE([.D132:.D141])" office:value-type="float" office:value="0.0397">
            <text:p>0.0397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786432</text:p>
          </table:table-cell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1">
            <text:p>0.031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45:.C154])" office:value-type="float" office:value="0.0318">
            <text:p>0.0318</text:p>
          </table:table-cell>
          <table:table-cell table:formula="of:=AVERAGE([.D145:.D154])" office:value-type="float" office:value="0.0418">
            <text:p>0.0418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xels=10640014</text:p>
          </table:table-cell>
          <table:table-cell office:value-type="float" office:value="0.55">
            <text:p>0.55</text:p>
          </table:table-cell>
          <table:table-cell office:value-type="float" office:value="0.664">
            <text:p>0.6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1">
            <text:p>0.551</text:p>
          </table:table-cell>
          <table:table-cell office:value-type="float" office:value="0.67">
            <text:p>0.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85">
            <text:p>0.68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52">
            <text:p>0.6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5">
            <text:p>0.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51">
            <text:p>0.6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73">
            <text:p>0.67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5">
            <text:p>0.55</text:p>
          </table:table-cell>
          <table:table-cell office:value-type="float" office:value="0.659">
            <text:p>0.65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9:.C168])" office:value-type="float" office:value="0.5501">
            <text:p>0.5501</text:p>
          </table:table-cell>
          <table:table-cell table:formula="of:=AVERAGE([.D159:.D168])" office:value-type="float" office:value="0.6634">
            <text:p>0.663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20/02/2014</text:date>, <text:time>11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9T12:13:23.12</meta:creation-date>
    <meta:generator>OpenOffice/4.0.1$Win32 OpenOffice.org_project/401m5$Build-9714</meta:generator>
    <dc:date>2014-02-20T11:02:18.95</dc:date>
    <dc:creator>Matthew Nunes</dc:creator>
    <meta:editing-duration>PT3H44M31S</meta:editing-duration>
    <meta:editing-cycles>8</meta:editing-cycles>
    <meta:document-statistic meta:table-count="3" meta:cell-count="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53cm" svg:height="14.852cm" xlink:href=".." xlink:type="simple" chart:class="chart:line" chart:style-name="ch1">
        <chart:title svg:x="15.813cm" svg:y="0.432cm" chart:style-name="ch2">
          <text:p>Image Blurring</text:p>
        </chart:title>
        <chart:legend chart:legend-position="end" svg:x="33.66cm" svg:y="6.852cm" style:legend-expansion="high" chart:style-name="ch3"/>
        <chart:plot-area chart:style-name="ch4" table:cell-range-address="Sheet1.G19:Sheet1.G19 Sheet1.F2:Sheet1.H14 Sheet1.G1:Sheet1.H1" chart:data-source-has-labels="both" svg:x="1.609cm" svg:y="1.445cm" svg:width="32.699cm" svg:height="12.633cm">
          <chartooo:coordinate-region svg:x="2.336cm" svg:y="1.658cm" svg:width="31.229cm" svg:height="11.747cm"/>
          <chart:axis chart:dimension="x" chart:name="primary-x" chart:style-name="ch5" chartooo:axis-type="auto">
            <chartooo:date-scale/>
            <chart:title svg:x="16.162cm" svg:y="14.095cm" chart:style-name="ch6">
              <text:p>Number of Pixels</text:p>
            </chart:title>
            <chart:categories table:cell-range-address="Sheet1.F2:Sheet1.F14"/>
          </chart:axis>
          <chart:axis chart:dimension="y" chart:name="primary-y" chart:style-name="ch5">
            <chart:title svg:x="0.125cm" svg:y="10.06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G2:Sheet1.G14" chart:label-cell-address="Sheet1.G1:Sheet1.G1" chart:class="chart:line">
            <chart:data-point chart:repeated="13"/>
          </chart:series>
          <chart:series chart:style-name="ch10" chart:values-cell-range-address="Sheet1.H2:Sheet1.H14" chart:label-cell-address="Sheet1.H1:Sheet1.H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G1:Sheet1.G1</svg:desc>
                </draw:g>
              </table:table-cell>
              <table:table-cell office:value-type="string">
                <text:p>OpenC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F2:Sheet1.F14</svg:desc>
                </draw:g>
              </table:table-cell>
              <table:table-cell office:value-type="float" office:value="0.001">
                <text:p>0.001</text:p>
                <draw:g>
                  <svg:desc>Sheet1.G2:Sheet1.G14</svg:desc>
                </draw:g>
              </table:table-cell>
              <table:table-cell office:value-type="float" office:value="0.0043">
                <text:p>0.0043</text:p>
                <draw:g>
                  <svg:desc>Sheet1.H2:Sheet1.H14</svg:desc>
                </draw:g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001">
                <text:p>0.001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0.001">
                <text:p>0.001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1">
                <text:p>0.00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31">
                <text:p>0.0031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3">
                <text:p>0.0103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614185">
                <text:p>614190</text:p>
              </table:table-cell>
              <table:table-cell office:value-type="float" office:value="0.0301">
                <text:p>0.0301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float" office:value="691128">
                <text:p>691130</text:p>
              </table:table-cell>
              <table:table-cell office:value-type="float" office:value="0.0346">
                <text:p>0.0346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786432">
                <text:p>786430</text:p>
              </table:table-cell>
              <table:table-cell office:value-type="float" office:value="0.0318">
                <text:p>0.0318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777">
                <text:p>0.0777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2304000">
                <text:p>2304000</text:p>
              </table:table-cell>
              <table:table-cell office:value-type="float" office:value="0.0929">
                <text:p>0.0929</text:p>
              </table:table-cell>
              <table:table-cell office:value-type="float" office:value="0.1177">
                <text:p>0.1177</text:p>
              </table:table-cell>
            </table:table-row>
            <table:table-row>
              <table:table-cell office:value-type="float" office:value="10640014">
                <text:p>10640010</text:p>
              </table:table-cell>
              <table:table-cell office:value-type="float" office:value="0.5501">
                <text:p>0.5501</text:p>
              </table:table-cell>
              <table:table-cell office:value-type="float" office:value="0.6634">
                <text:p>0.6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